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14pt" fo:language="en" fo:country="GB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11.865cm" svg:x="1.4cm" svg:y="2.31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If anything in the module prompts you to consider a bit of personal </text:span><text:span text:style-name="T2"><text:line-break/></text:span><text:span text:style-name="T2">discussion then do mail me (*), your tutor, or the </text:span><text:span text:style-name="T2"><text:line-break/></text:span><text:span text:style-name="T2">college’s (capable, qualified) counselling service: </text:span><text:span text:style-name="T2"><text:line-break/></text:span><text:span text:style-name="T2"><text:a xlink:href="https://www.tcd.ie/Student_Counselling/counselling/" xlink:type="simple">https://www.tcd.ie/Student_Counselling/counselling/</text:a></text:span></text:p>
            <text:p><text:span text:style-name="T2"/></text:p>
            <text:p><text:span text:style-name="T2">If that maybe applies then reaching out for a </text:span><text:span text:style-name="T3">little</text:span><text:span text:style-name="T2"> help could be a BIG help</text:span></text:p>
            <text:p><text:span text:style-name="T2"/></text:p>
            <text:p><text:span text:style-name="T2">(*) </text:span><text:span text:style-name="T2"><text:a xlink:href="mailto:stephen.farrell@cs.tcd.ie" xlink:type="simple">stephen.farrell@cs.tcd.ie</text:a></text:span><text:span text:style-name="T2"><text:s/>noting that I’m utterly unskilled and would likely re-direct to the URL above for anything above my pay grade</text:span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0-10-27T02:11:15.306339048</dc:date>
    <meta:editing-duration>PT15H9M51S</meta:editing-duration>
    <meta:editing-cycles>183</meta:editing-cycles>
    <meta:generator>LibreOffice/7.0.2.2$Linux_X86_64 LibreOffice_project/00$Build-2</meta:generator>
    <meta:document-statistic meta:object-count="25"/>
  </office:meta>
</office:document-meta>
</file>